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203764"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fo:border="thin solid #203764"/>
    </style:style>
    <style:style style:name="ce4" style:family="table-cell" style:parent-style-name="Default" style:data-style-name="N0">
      <style:table-cell-properties fo:border="thin solid #203764" style:vertical-align="automatic" fo:background-color="#D6DCE4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203764" style:vertical-align="automatic" fo:background-color="#D6DCE4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203764" fo:background-color="#D6DCE4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203764" fo:background-color="#D6DCE4"/>
    </style:style>
    <style:style style:name="co1" style:family="table-column">
      <style:table-column-properties fo:break-before="auto" style:column-width="4.841875cm"/>
    </style:style>
    <style:style style:name="co2" style:family="table-column">
      <style:table-column-properties fo:break-before="auto" style:column-width="3.730625cm"/>
    </style:style>
    <style:style style:name="co3" style:family="table-column">
      <style:table-column-properties fo:break-before="auto" style:column-width="3.83645833333333cm"/>
    </style:style>
    <style:style style:name="co4" style:family="table-column">
      <style:table-column-properties fo:break-before="auto" style:column-width="5.23875cm"/>
    </style:style>
    <style:style style:name="co5" style:family="table-column">
      <style:table-column-properties fo:break-before="auto" style:column-width="3.254375cm"/>
    </style:style>
    <style:style style:name="co6" style:family="table-column">
      <style:table-column-properties fo:break-before="auto" style:column-width="3.4925cm"/>
    </style:style>
    <style:style style:name="co7" style:family="table-column">
      <style:table-column-properties fo:break-before="auto" style:column-width="4.33916666666667cm"/>
    </style:style>
    <style:style style:name="co8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table:number-columns-repeated="16384"/>
        </table:table-row>
        <table:table-row table:style-name="ro2">
          <table:table-cell table:number-columns-repeated="3"/>
          <table:table-cell office:value-type="string" table:style-name="ce6">
            <text:p>Amplitud diferente señales</text:p>
          </table:table-cell>
          <table:table-cell table:number-columns-repeated="16380" table:style-name="ce1"/>
        </table:table-row>
        <table:table-row table:style-name="ro2">
          <table:table-cell table:number-columns-repeated="3"/>
          <table:table-cell office:value-type="string" table:style-name="ce6">
            <text:p>Linda Juliana Barrios Silva</text:p>
          </table:table-cell>
          <table:table-cell table:number-columns-repeated="16380" table:style-name="ce1"/>
        </table:table-row>
        <table:table-row table:style-name="ro2">
          <table:table-cell table:number-columns-repeated="3"/>
          <table:table-cell office:value-type="string" table:style-name="ce5">
            <text:p>Señal coseno</text:p>
          </table:table-cell>
          <table:table-cell office:value-type="string" table:style-name="ce4">
            <text:p>potencia W</text:p>
          </table:table-cell>
          <table:table-cell office:value-type="string" table:style-name="ce4">
            <text:p>potencia dBm</text:p>
          </table:table-cell>
          <table:table-cell office:value-type="string" table:style-name="ce4">
            <text:p>potencia dBw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float" office:value="7" table:style-name="ce2">
            <text:p>7</text:p>
          </table:table-cell>
          <table:table-cell office:value-type="float" office:value="24.499881999999999" table:style-name="ce3">
            <text:p>24,499882</text:p>
          </table:table-cell>
          <table:table-cell office:value-type="float" office:value="43.891537" table:style-name="ce3">
            <text:p>43,891537</text:p>
          </table:table-cell>
          <table:table-cell office:value-type="float" office:value="13.891538000000001" table:style-name="ce3">
            <text:p>13,891538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float" office:value="9" table:style-name="ce2">
            <text:p>9</text:p>
          </table:table-cell>
          <table:table-cell office:value-type="float" office:value="40.500317000000003" table:style-name="ce3">
            <text:p>40,500317</text:p>
          </table:table-cell>
          <table:table-cell office:value-type="float" office:value="46.074576999999998" table:style-name="ce3">
            <text:p>46,074577</text:p>
          </table:table-cell>
          <table:table-cell office:value-type="float" office:value="16.074389" table:style-name="ce3">
            <text:p>16,074389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float" office:value="11" table:style-name="ce2">
            <text:p>11</text:p>
          </table:table-cell>
          <table:table-cell office:value-type="float" office:value="60.498497" table:style-name="ce3">
            <text:p>60,498497</text:p>
          </table:table-cell>
          <table:table-cell office:value-type="float" office:value="47.817402000000001" table:style-name="ce3">
            <text:p>47,817402</text:p>
          </table:table-cell>
          <table:table-cell office:value-type="float" office:value="17.817518" table:style-name="ce3">
            <text:p>17,817518</text:p>
          </table:table-cell>
          <table:table-cell table:number-columns-repeated="16377"/>
        </table:table-row>
        <table:table-row table:style-name="ro2">
          <table:table-cell table:number-columns-repeated="3"/>
          <table:table-cell office:value-type="string" table:style-name="ce5">
            <text:p>Señal cuadrada</text:p>
          </table:table-cell>
          <table:table-cell office:value-type="string" table:style-name="ce4">
            <text:p>potencia W</text:p>
          </table:table-cell>
          <table:table-cell office:value-type="string" table:style-name="ce4">
            <text:p>Potencia [dBm]</text:p>
          </table:table-cell>
          <table:table-cell office:value-type="string" table:style-name="ce4">
            <text:p>Potencia dBw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float" office:value="7" table:style-name="ce2">
            <text:p>7</text:p>
          </table:table-cell>
          <table:table-cell office:value-type="float" office:value="27.79955" table:style-name="ce3">
            <text:p>27,79955</text:p>
          </table:table-cell>
          <table:table-cell office:value-type="float" office:value="44.436069000000003" table:style-name="ce3">
            <text:p>44,436069</text:p>
          </table:table-cell>
          <table:table-cell office:value-type="float" office:value="14.293036000000001" table:style-name="ce3">
            <text:p>14,293036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float" office:value="9" table:style-name="ce2">
            <text:p>9</text:p>
          </table:table-cell>
          <table:table-cell office:value-type="float" office:value="38.675392000000002" table:style-name="ce3">
            <text:p>38,675392</text:p>
          </table:table-cell>
          <table:table-cell office:value-type="float" office:value="45.874344000000001" table:style-name="ce3">
            <text:p>45,874344</text:p>
          </table:table-cell>
          <table:table-cell office:value-type="float" office:value="15.390243" table:style-name="ce3">
            <text:p>15,390243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float" office:value="11" table:style-name="ce2">
            <text:p>11</text:p>
          </table:table-cell>
          <table:table-cell office:value-type="float" office:value="69.312423999999993" table:style-name="ce3">
            <text:p>69,312424</text:p>
          </table:table-cell>
          <table:table-cell office:value-type="float" office:value="48.031337999999998" table:style-name="ce3">
            <text:p>48,031338</text:p>
          </table:table-cell>
          <table:table-cell office:value-type="float" office:value="17.280909000000001" table:style-name="ce3">
            <text:p>17,280909</text:p>
          </table:table-cell>
          <table:table-cell table:number-columns-repeated="16377"/>
        </table:table-row>
        <table:table-row table:style-name="ro2">
          <table:table-cell table:number-columns-repeated="3"/>
          <table:table-cell office:value-type="string" table:style-name="ce5">
            <text:p>Señal triangulo</text:p>
          </table:table-cell>
          <table:table-cell office:value-type="string" table:style-name="ce4">
            <text:p>Potencia [W]</text:p>
          </table:table-cell>
          <table:table-cell office:value-type="string" table:style-name="ce4">
            <text:p>Potencia [dBm]</text:p>
          </table:table-cell>
          <table:table-cell office:value-type="string" table:style-name="ce4">
            <text:p>Potencia [dBw]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float" office:value="7" table:style-name="ce2">
            <text:p>7</text:p>
          </table:table-cell>
          <table:table-cell office:value-type="float" office:value="17.094252000000001" table:style-name="ce3">
            <text:p>17,094252</text:p>
          </table:table-cell>
          <table:table-cell office:value-type="float" office:value="42.295071" table:style-name="ce3">
            <text:p>42,295071</text:p>
          </table:table-cell>
          <table:table-cell office:value-type="float" office:value="12.696672" table:style-name="ce3">
            <text:p>12,696672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float" office:value="9" table:style-name="ce2">
            <text:p>9</text:p>
          </table:table-cell>
          <table:table-cell office:value-type="float" office:value="30.637599999999999" table:style-name="ce3">
            <text:p>30,6376</text:p>
          </table:table-cell>
          <table:table-cell office:value-type="float" office:value="44.627676000000001" table:style-name="ce3">
            <text:p>44,627676</text:p>
          </table:table-cell>
          <table:table-cell office:value-type="float" office:value="14.864075" table:style-name="ce3">
            <text:p>14,864075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float" office:value="11" table:style-name="ce2">
            <text:p>11</text:p>
          </table:table-cell>
          <table:table-cell office:value-type="float" office:value="39.529555999999999" table:style-name="ce3">
            <text:p>39,529556</text:p>
          </table:table-cell>
          <table:table-cell office:value-type="float" office:value="45.965904000000002" table:style-name="ce3">
            <text:p>45,965904</text:p>
          </table:table-cell>
          <table:table-cell office:value-type="float" office:value="16.456977999999999" table:style-name="ce3">
            <text:p>16,456978</text:p>
          </table:table-cell>
          <table:table-cell table:number-columns-repeated="16377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table:number-columns-repeated="3"/>
          <table:table-cell office:value-type="string" table:style-name="ce5">
            <text:p>Diferente Amplitud</text:p>
          </table:table-cell>
          <table:table-cell table:number-columns-repeated="16380" table:style-name="ce1"/>
        </table:table-row>
        <table:table-row table:style-name="ro2">
          <table:table-cell table:number-columns-repeated="3"/>
          <table:table-cell office:value-type="string" table:style-name="ce5">
            <text:p>Amplitud</text:p>
          </table:table-cell>
          <table:table-cell office:value-type="string" table:style-name="ce5">
            <text:p>potencia W</text:p>
          </table:table-cell>
          <table:table-cell office:value-type="string" table:style-name="ce5">
            <text:p>potencia dBm</text:p>
          </table:table-cell>
          <table:table-cell office:value-type="string" table:style-name="ce5">
            <text:p>potencia dbW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float" office:value="5" table:style-name="ce7">
            <text:p>5</text:p>
          </table:table-cell>
          <table:table-cell office:value-type="float" office:value="12.499701999999999" table:style-name="ce7">
            <text:p>12,499702</text:p>
          </table:table-cell>
          <table:table-cell office:value-type="float" office:value="40.969009" table:style-name="ce7">
            <text:p>40,969009</text:p>
          </table:table-cell>
          <table:table-cell office:value-type="float" office:value="10.969053000000001" table:style-name="ce7">
            <text:p>10,969053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float" office:value="10" table:style-name="ce7">
            <text:p>10</text:p>
          </table:table-cell>
          <table:table-cell office:value-type="float" office:value="49.999310000000001" table:style-name="ce7">
            <text:p>49,99931</text:p>
          </table:table-cell>
          <table:table-cell office:value-type="float" office:value="36.989688999999998" table:style-name="ce7">
            <text:p>36,989689</text:p>
          </table:table-cell>
          <table:table-cell office:value-type="float" office:value="16.989691000000001" table:style-name="ce7">
            <text:p>16,989691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float" office:value="15" table:style-name="ce7">
            <text:p>15</text:p>
          </table:table-cell>
          <table:table-cell office:value-type="float" office:value="112.500969" table:style-name="ce7">
            <text:p>112,500969</text:p>
          </table:table-cell>
          <table:table-cell office:value-type="float" office:value="50.511429" table:style-name="ce7">
            <text:p>50,511429</text:p>
          </table:table-cell>
          <table:table-cell office:value-type="float" office:value="20.5114433" table:style-name="ce7">
            <text:p>20,5114433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float" office:value="20" table:style-name="ce7">
            <text:p>20</text:p>
          </table:table-cell>
          <table:table-cell office:value-type="float" office:value="199.993347" table:style-name="ce7">
            <text:p>199,993347</text:p>
          </table:table-cell>
          <table:table-cell office:value-type="float" office:value="53.010323" table:style-name="ce7">
            <text:p>53,010323</text:p>
          </table:table-cell>
          <table:table-cell office:value-type="float" office:value="23.010270999999999" table:style-name="ce7">
            <text:p>23,010271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float" office:value="25" table:style-name="ce7">
            <text:p>25</text:p>
          </table:table-cell>
          <table:table-cell office:value-type="float" office:value="312.49734000000001" table:style-name="ce7">
            <text:p>312,49734</text:p>
          </table:table-cell>
          <table:table-cell office:value-type="float" office:value="54.948459999999997" table:style-name="ce7">
            <text:p>54,94846</text:p>
          </table:table-cell>
          <table:table-cell office:value-type="float" office:value="24.948550999999998" table:style-name="ce7">
            <text:p>24,948551</text:p>
          </table:table-cell>
          <table:table-cell table:number-columns-repeated="16377"/>
        </table:table-row>
        <table:table-row table:number-rows-repeated="10485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meta:initial-creator>linda barrios</meta:initial-creator>
    <dc:creator>linda barrios</dc:creator>
    <meta:creation-date>2022-07-29T18:36:41Z</meta:creation-date>
    <dc:date>2022-09-12T22:12:00Z</dc:date>
    <meta:editing-cycles>1</meta:editing-cycles>
    <meta:editing-duration>PT449S</meta:editing-duration>
  </office:meta>
</office:document-meta>
</file>